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Ultrafine_20_Dashed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526cm" fo:min-width="0.634cm" fo:padding-top="0cm" fo:padding-bottom="0cm" fo:padding-left="0cm" fo:padding-right="0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160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dash" draw:stroke-dash="Ultrafine_20_Dashed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162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163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164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165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166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167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168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ed_20__28_var_29__20_169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2" style:family="graphic" style:parent-style-name="standard">
      <style:graphic-properties draw:stroke="solid" draw:stroke-dash="Dashed_20__28_var_29__20_170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3" style:family="graphic" style:parent-style-name="standard">
      <style:graphic-properties draw:stroke="solid" draw:stroke-dash="Dashed_20__28_var_29__20_171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4" style:family="graphic" style:parent-style-name="standard">
      <style:graphic-properties draw:stroke="solid" draw:stroke-dash="Dashed_20__28_var_29__20_172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5" style:family="graphic" style:parent-style-name="standard">
      <style:graphic-properties draw:stroke="solid" draw:stroke-dash="Dashed_20__28_var_29__20_173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6" style:family="graphic" style:parent-style-name="standard">
      <style:graphic-properties draw:stroke="none" draw:stroke-dash="Dashed_20__28_var_29__20_174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auto-grow-width="true" fo:min-height="0.375cm" fo:min-width="0.188cm" fo:padding-top="0cm" fo:padding-bottom="0cm" fo:padding-left="0cm" fo:padding-right="0cm" draw:shadow="hidden" draw:shadow-offset-x="0.3cm" draw:shadow-offset-y="0.3cm" draw:shadow-color="#808080"/>
    </style:style>
    <style:style style:name="gr17" style:family="graphic" style:parent-style-name="standard">
      <style:graphic-properties draw:stroke="none" draw:stroke-dash="Dashed_20__28_var_29__20_175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auto-grow-width="true" fo:min-height="0.375cm" fo:min-width="0.221cm" fo:padding-top="0cm" fo:padding-bottom="0cm" fo:padding-left="0cm" fo:padding-right="0cm" draw:shadow="hidden" draw:shadow-offset-x="0.3cm" draw:shadow-offset-y="0.3cm" draw:shadow-color="#808080"/>
    </style:style>
    <style:style style:name="gr18" style:family="graphic" style:parent-style-name="standard">
      <style:graphic-properties draw:stroke="none" draw:stroke-dash="Dashed_20__28_var_29__20_176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auto-grow-width="true" fo:min-height="0.375cm" fo:min-width="0.237cm" fo:padding-top="0cm" fo:padding-bottom="0cm" fo:padding-left="0cm" fo:padding-right="0cm" draw:shadow="hidden" draw:shadow-offset-x="0.3cm" draw:shadow-offset-y="0.3cm" draw:shadow-color="#808080"/>
    </style:style>
    <style:style style:name="gr19" style:family="graphic" style:parent-style-name="standard">
      <style:graphic-properties draw:stroke="solid" draw:stroke-dash="Dashed_20__28_var_29__20_177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0" style:family="graphic" style:parent-style-name="standard">
      <style:graphic-properties draw:stroke="solid" draw:stroke-dash="Dashed_20__28_var_29__20_178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5.69999980926514pt" style:font-style-asian="normal" style:font-weight-asian="normal" style:font-name-complex="Arial" style:font-size-complex="5.69999980926514pt" style:font-style-complex="normal" style:font-weight-complex="normal" style:text-emphasize="none" style:text-scale="100%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.6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5.69999980926514pt" style:font-style-asian="normal" style:font-weight-asian="normal" style:font-name-complex="Arial" style:font-size-complex="5.69999980926514pt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sub 58%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5.69999980926514pt" style:font-style-asian="normal" style:font-weight-asian="normal" style:font-name-complex="Arial" style:font-size-complex="5.69999980926514pt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0.634cm" svg:height="0.526cm" svg:x="9.383cm" svg:y="13.415cm">
          <draw:text-box>
            <text:p text:style-name="P1"><text:span text:style-name="T1">(d</text:span><text:span text:style-name="T2">1</text:span><text:span text:style-name="T1">)</text:span></text:p>
          </draw:text-box>
        </draw:frame>
        <draw:g>
          <draw:g>
            <draw:polygon draw:style-name="gr2" draw:text-style-name="P3" draw:layer="layout" svg:width="5.304cm" svg:height="1.503cm" svg:x="8.029cm" svg:y="14.535cm" svg:viewBox="0 0 5305 1504" draw:points="0,950 5305,1504 3247,0">
              <text:p/>
            </draw:polygon>
            <draw:line draw:style-name="gr3" draw:text-style-name="P4" draw:layer="layout" svg:x1="7.275cm" svg:y1="15.709cm" svg:x2="14.175cm" svg:y2="13.682cm">
              <text:p/>
            </draw:line>
            <draw:line draw:style-name="gr4" draw:text-style-name="P3" draw:layer="layout" svg:x1="13.413cm" svg:y1="16.278cm" svg:x2="12.471cm" svg:y2="13.579cm">
              <text:p/>
            </draw:line>
            <draw:line draw:style-name="gr5" draw:text-style-name="P3" draw:layer="layout" svg:x1="12.497cm" svg:y1="14.184cm" svg:x2="12.541cm" svg:y2="14.341cm">
              <text:p/>
            </draw:line>
            <draw:line draw:style-name="gr6" draw:text-style-name="P3" draw:layer="layout" svg:x1="12.717cm" svg:y1="14.291cm" svg:x2="12.541cm" svg:y2="14.341cm">
              <text:p/>
            </draw:line>
            <draw:line draw:style-name="gr7" draw:text-style-name="P3" draw:layer="layout" svg:x1="11.294cm" svg:y1="13.495cm" svg:x2="11.195cm" svg:y2="16.592cm">
              <text:p/>
            </draw:line>
            <draw:ellipse draw:style-name="gr8" draw:text-style-name="P3" draw:layer="layout" svg:width="0.507cm" svg:height="0.479cm" draw:transform="skewX (-0.00418879020478639) rotate (0.020943951023932) translate (11.027cm 14.288cm)" draw:kind="arc" draw:start-angle="197.52" draw:end-angle="316.48">
              <text:p/>
            </draw:ellipse>
            <draw:line draw:style-name="gr9" draw:text-style-name="P3" draw:layer="layout" svg:x1="11.354cm" svg:y1="14.692cm" svg:x2="11.407cm" svg:y2="14.772cm">
              <text:p/>
            </draw:line>
            <draw:line draw:style-name="gr10" draw:text-style-name="P3" draw:layer="layout" svg:x1="11.182cm" svg:y1="14.678cm" svg:x2="11.102cm" svg:y2="14.756cm">
              <text:p/>
            </draw:line>
            <draw:line draw:style-name="gr11" draw:text-style-name="P3" draw:layer="layout" svg:x1="9.296cm" svg:y1="13.583cm" svg:x2="10.213cm" svg:y2="16.613cm">
              <text:p/>
            </draw:line>
            <draw:line draw:style-name="gr12" draw:text-style-name="P3" draw:layer="layout" svg:x1="10.483cm" svg:y1="14.613cm" svg:x2="10.483cm" svg:y2="14.93cm">
              <text:p/>
            </draw:line>
            <draw:line draw:style-name="gr13" draw:text-style-name="P3" draw:layer="layout" svg:x1="10.563cm" svg:y1="14.613cm" svg:x2="10.563cm" svg:y2="14.93cm">
              <text:p/>
            </draw:line>
            <draw:line draw:style-name="gr14" draw:text-style-name="P3" draw:layer="layout" svg:x1="9.059cm" svg:y1="15.007cm" svg:x2="9.059cm" svg:y2="15.324cm">
              <text:p/>
            </draw:line>
            <draw:line draw:style-name="gr15" draw:text-style-name="P3" draw:layer="layout" svg:x1="9.137cm" svg:y1="15.007cm" svg:x2="9.137cm" svg:y2="15.324cm">
              <text:p/>
            </draw:line>
            <draw:frame draw:style-name="gr16" draw:text-style-name="P5" draw:layer="layout" svg:width="0.188cm" svg:height="0.375cm" svg:x="7.737cm" svg:y="15.167cm">
              <draw:text-box>
                <text:p text:style-name="P1"><text:span text:style-name="T3">F</text:span></text:p>
              </draw:text-box>
            </draw:frame>
            <draw:frame draw:style-name="gr17" draw:text-style-name="P5" draw:layer="layout" svg:width="0.221cm" svg:height="0.375cm" svg:x="13.108cm" svg:y="16.135cm">
              <draw:text-box>
                <text:p text:style-name="P1"><text:span text:style-name="T3">Z</text:span></text:p>
              </draw:text-box>
            </draw:frame>
            <draw:frame draw:style-name="gr18" draw:text-style-name="P5" draw:layer="layout" svg:width="0.237cm" svg:height="0.375cm" svg:x="10.96cm" svg:y="14.218cm">
              <draw:text-box>
                <text:p text:style-name="P1"><text:span text:style-name="T3">U</text:span></text:p>
              </draw:text-box>
            </draw:frame>
            <draw:line draw:style-name="gr19" draw:text-style-name="P3" draw:layer="layout" svg:x1="9.556cm" svg:y1="15.043cm" svg:x2="9.6cm" svg:y2="15.2cm">
              <text:p/>
            </draw:line>
            <draw:line draw:style-name="gr20" draw:text-style-name="P3" draw:layer="layout" svg:x1="9.776cm" svg:y1="15.15cm" svg:x2="9.602cm" svg:y2="15.2cm">
              <text:p/>
            </draw:line>
          </draw:g>
          <draw:frame draw:style-name="gr1" draw:text-style-name="P2" draw:layer="layout" svg:width="0.634cm" svg:height="0.526cm" svg:x="11.348cm" svg:y="13.479cm">
            <draw:text-box>
              <text:p text:style-name="P1"><text:span text:style-name="T1">(d</text:span><text:span text:style-name="T2">2</text:span><text:span text:style-name="T1">)</text:span></text:p>
            </draw:text-box>
          </draw:frame>
          <draw:frame draw:style-name="gr1" draw:text-style-name="P2" draw:layer="layout" svg:width="0.634cm" svg:height="0.526cm" svg:x="12.538cm" svg:y="13.343cm">
            <draw:text-box>
              <text:p text:style-name="P1"><text:span text:style-name="T1">(d</text:span><text:span text:style-name="T2">3</text:span><text:span text:style-name="T1">)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N </meta:initial-creator>
    <meta:creation-date>2018-06-14T14:55:12.371982068</meta:creation-date>
    <dc:date>2018-06-14T14:56:10.796689644</dc:date>
    <dc:creator>BN </dc:creator>
    <meta:editing-duration>PT58S</meta:editing-duration>
    <meta:editing-cycles>1</meta:editing-cycles>
    <meta:document-statistic meta:object-count="24"/>
    <meta:generator>LibreOffice/4.3.3.2$Linux_X86_64 LibreOffice_project/430m0$Build-2</meta:generator>
  </office:meta>
</office:document-meta>
</file>